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curityManager.getAccessControlProvider( String workspac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orkspaceAccessManagerImpl.init( Session security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SecurityManager.getAccessManager( Session session , AMContext am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SecurityManager.init( Repository repository , Session systemSessio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DefaultSecurityManager.check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spaceAccessManagerImpl.grants( Set principals , String workspac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curityManager.getAuthContext( Credentials creds , Subject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curityManager.getPrincipalManager( 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ecurityManag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ecurityManager.getUserID( Subject sub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SecurityManager.getUserManager( Session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orkspaceAccessManager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SecurityManager.createSystemUsers( UserManager userManager , String adminId , String anonymous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SecurityManager.dispose( String workspac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